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>OpenCredo Cloud-Storage project v.1.2</text:h>
      <text:p text:style-name="Standard"><text:span text:style-name="T2">The goal of the OpenCredo Cloud-Storage project is to facilitate communication between java applications and storage in the cloud. It consist of 5 modules: </text:span><text:span text:style-name="T3">cloud-storage-template</text:span><text:span text:style-name="T2">, </text:span><text:span text:style-name="T3">cloud-storage-s3</text:span><text:span text:style-name="T2">, </text:span><text:span text:style-name="T3">cloud-storage-jcloud</text:span><text:span text:style-name="T2">, </text:span><text:span text:style-name="T3">cloud-storage-azure</text:span><text:span text:style-name="T2"> and </text:span><text:span text:style-name="T3">cloud-storage-spring-integration-support</text:span><text:span text:style-name="T2">.</text:span></text:p>
      <text:p text:style-name="P1"/>
      <text:list xml:id="list1656672930" text:style-name="L1">
        <text:list-item>
          <text:p text:style-name="P2"><text:span text:style-name="T3">cloud-storage-template</text:span><text:span text:style-name="T2"> – defines a simple API to interact with cloud data storage providers.</text:span></text:p>
        </text:list-item>
        <text:list-item>
          <text:p text:style-name="P2"><text:span text:style-name="T3">cloud-storage-jcloud</text:span><text:span text:style-name="T4"> – new for this version, an implementation of the </text:span><text:span text:style-name="T3">cloud-storage-template</text:span><text:span text:style-name="T4"> that is backed by the Jcloud project. It uses the version v.1.1.0 library (http://www.jcloud.org) underneath to access the storage.</text:span></text:p>
        </text:list-item>
        <text:list-item>
          <text:p text:style-name="P2"><text:span text:style-name="T3">cloud-storage-s3</text:span><text:span text:style-name="T4"> – is an implementation of the </text:span><text:span text:style-name="T3">cloud-storage-template</text:span><text:span text:style-name="T4"> that makes possible to interact with Amazon's Simple Storage Service (S3). It uses the jets3t v.0.8.1 library (http://jets3t.s3.amazonaws.com) underneath to access the storage.</text:span></text:p>
        </text:list-item>
        <text:list-item>
          <text:p text:style-name="P2"><text:span text:style-name="T3">cloud-storage-azure</text:span><text:span text:style-name="T4"> – is also an implementation of the </text:span><text:span text:style-name="T3">cloud-storage-template</text:span><text:span text:style-name="T4"> and it supports connecting the Microsoft Azure Blob Service with Java</text:span><text:span text:style-name="T5">TM</text:span><text:span text:style-name="T4"> <text:s/>applications. At the moment it supports only Block blobs (up to 64MB). Blobs are accessed through the REST API provided by Azure and the implementation is based on Storage Services v.2009-09-19.</text:span></text:p>
        </text:list-item>
        <text:list-item>
          <text:p text:style-name="P2"><text:span text:style-name="T3">cloud-storage-spring-integration-support</text:span><text:span text:style-name="T4"> – uses either implementation of </text:span><text:span text:style-name="T3">cloud-storage-template</text:span><text:span text:style-name="T1"> </text:span><text:span text:style-name="T2">and integrates elegantly with Spring-Integration based applications in order to channel messages to cloud storage and back again. In order to make it as simple as possible to configure, this project also provides a custom namespace for cloud storage access adapters.</text:span></text:p>
        </text:list-item>
      </text:list>
      <text:p text:style-name="P1"/>
      <text:p text:style-name="P1">Projects have been tested against Amazon S3 and Microsoft Azure Blob, and for JClouds, a local file system stor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 Lukosius</meta:initial-creator>
    <meta:creation-date>2010-01-15T17:11:22</meta:creation-date>
    <dc:date>2011-10-04T14:57:03</dc:date>
    <dc:creator>dnlegge </dc:creator>
    <meta:editing-duration>PT8H26M14S</meta:editing-duration>
    <meta:editing-cycles>59</meta:editing-cycles>
    <meta:generator>LibreOffice/3.3$Unix LibreOffice_project/330m19$Build-301</meta:generator>
    <meta:document-statistic meta:table-count="0" meta:image-count="0" meta:object-count="0" meta:page-count="1" meta:paragraph-count="8" meta:word-count="231" meta:character-count="1711"/>
  </office:meta>
</office:document-meta>
</file>